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asian="Times New Roman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asian="Times New Roman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asian="Times New Roman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 <text:s/>Peter M. Woodfine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00:05:00Z</dc:date>
    <meta:template xlink:href="Normal.dotm" xlink:type="simple"/>
    <meta:editing-cycles>1</meta:editing-cycles>
    <meta:editing-duration>PT300S</meta:editing-duration>
    <meta:document-statistic meta:page-count="1" meta:paragraph-count="1" meta:word-count="11" meta:character-count="79" meta:row-count="1" meta:non-whitespace-character-count="69"/>
  </office:meta>
</office:document-meta>
</file>